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style:font-name="Arial" fo:font-size="12pt" style:font-size-asian="10.5pt" style:font-size-complex="12pt"/>
    </style:style>
    <style:style style:name="P2" style:family="paragraph" style:parent-style-name="Preformatted_20_Text" style:list-style-name="L1">
      <style:paragraph-properties fo:text-align="justify" style:justify-single-word="false"/>
      <style:text-properties style:font-name="Arial" fo:font-size="12pt" style:font-size-asian="10.5pt" style:font-size-complex="12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0.4 Limitations and future work</text:p>
      <text:p text:style-name="P1"/>
      <text:list xml:id="list1816999543" text:style-name="L1">
        <text:list-item>
          <text:p text:style-name="P2">Improving accessibility to comply with European Union standards</text:p>
        </text:list-item>
        <text:list-item>
          <text:p text:style-name="P2">Internship forms</text:p>
        </text:list-item>
        <text:list-item>
          <text:p text:style-name="P2">General bug fixing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on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21T12:57:17</dc:date>
    <meta:generator>LibreOffice/3.3$Unix LibreOffice_project/330m19$Build-202</meta:generator>
    <meta:editing-duration>PT3M22S</meta:editing-duration>
    <meta:editing-cycles>2</meta:editing-cycles>
    <meta:document-statistic meta:table-count="0" meta:image-count="0" meta:object-count="0" meta:page-count="1" meta:paragraph-count="4" meta:word-count="21" meta:character-count="132"/>
  </office:meta>
</office:document-meta>
</file>